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bullet text:level="1" text:style-name="WW_CharLFO16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2">
      <text:list-level-style-bullet text:level="1" text:style-name="WW_CharLFO4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Datum" style:master-page-name="MPF0" style:family="paragraph">
      <style:paragraph-properties/>
    </style:style>
    <style:style style:name="P3" style:parent-style-name="Normální" style:family="paragraph">
      <style:paragraph-properties fo:margin-left="3.7472in" fo:text-indent="0.1972in">
        <style:tab-stops/>
      </style:paragraph-properties>
    </style:style>
    <style:style style:name="P4" style:parent-style-name="Nadpis1" style:family="paragraph">
      <style:paragraph-properties fo:text-align="center"/>
    </style:style>
    <style:style style:name="P5" style:parent-style-name="Základnítext" style:family="paragraph">
      <style:text-properties fo:font-weight="bold" style:font-weight-asian="bold"/>
    </style:style>
    <style:style style:name="P6" style:parent-style-name="Základnítext" style:family="paragraph"/>
    <style:style style:name="P7" style:parent-style-name="Základnítext" style:family="paragraph"/>
    <style:style style:name="P8" style:parent-style-name="Základnítext" style:family="paragraph"/>
    <style:style style:name="P9" style:parent-style-name="Základnítext" style:family="paragraph"/>
    <style:style style:name="P10" style:parent-style-name="Základnítext" style:family="paragraph"/>
    <style:style style:name="P11" style:parent-style-name="Základnítext" style:family="paragraph"/>
    <style:style style:name="P12" style:parent-style-name="Základnítext" style:family="paragraph"/>
    <style:style style:name="T13" style:parent-style-name="Standardnípísmoodstavce" style:family="text">
      <style:text-properties style:font-name-complex="Calibri"/>
    </style:style>
    <style:style style:name="T14" style:parent-style-name="Standardnípísmoodstavce" style:family="text">
      <style:text-properties fo:language="cs" fo:country="CZ"/>
    </style:style>
    <style:style style:name="T15" style:parent-style-name="Standardnípísmoodstavce" style:family="text">
      <style:text-properties fo:language="cs" fo:country="CZ"/>
    </style:style>
    <style:style style:name="T16" style:parent-style-name="Standardnípísmoodstavce" style:family="text">
      <style:text-properties fo:language="cs" fo:country="CZ"/>
    </style:style>
    <style:style style:name="P17" style:parent-style-name="Základnítext" style:family="paragraph"/>
    <style:style style:name="P18" style:parent-style-name="Základnítext" style:family="paragraph"/>
    <style:style style:name="P19" style:parent-style-name="Základnítext" style:family="paragraph"/>
    <style:style style:name="P20" style:parent-style-name="Základnítext" style:family="paragraph"/>
    <style:style style:name="P21" style:parent-style-name="Základnítext" style:family="paragraph"/>
    <style:style style:name="P22" style:parent-style-name="Základnítext" style:family="paragraph"/>
    <style:style style:name="P23" style:parent-style-name="Základnítext" style:family="paragraph"/>
    <style:style style:name="P24" style:parent-style-name="Základnítext" style:family="paragraph">
      <style:text-properties fo:font-weight="bold" style:font-weight-asian="bold"/>
    </style:style>
    <style:style style:name="P25" style:parent-style-name="Základnítext" style:family="paragraph"/>
    <style:style style:name="P26" style:parent-style-name="Základnítext" style:family="paragraph">
      <style:text-properties fo:font-weight="bold" style:font-weight-asian="bold"/>
    </style:style>
    <style:style style:name="P27" style:parent-style-name="Základnítext" style:family="paragraph"/>
    <style:style style:name="P28" style:parent-style-name="Základnítext" style:family="paragraph"/>
    <style:style style:name="P29" style:parent-style-name="Základnítext" style:family="paragraph"/>
    <style:style style:name="P30" style:parent-style-name="Základnítext" style:family="paragraph">
      <style:text-properties fo:font-weight="bold" style:font-weight-asian="bold"/>
    </style:style>
    <style:style style:name="P31" style:parent-style-name="Základnítext" style:family="paragraph"/>
    <style:style style:name="P32" style:parent-style-name="Základnítext" style:family="paragraph"/>
    <style:style style:name="P33" style:parent-style-name="Základnítext" style:family="paragraph">
      <style:text-properties fo:font-weight="bold" style:font-weight-asian="bold"/>
    </style:style>
    <style:style style:name="P34" style:parent-style-name="Základnítext" style:family="paragraph"/>
    <style:style style:name="P35" style:parent-style-name="Základnítext" style:family="paragraph"/>
    <style:style style:name="P36" style:parent-style-name="Základnítext" style:family="paragraph"/>
    <style:style style:name="P37" style:parent-style-name="Základnítext" style:family="paragraph"/>
    <style:style style:name="P38" style:parent-style-name="Základnítext" style:family="paragraph"/>
    <style:style style:name="P39" style:parent-style-name="Základnítext" style:family="paragraph"/>
    <style:style style:name="P40" style:parent-style-name="Základnítext" style:family="paragraph"/>
    <style:style style:name="P41" style:parent-style-name="Základnítext" style:family="paragraph"/>
    <style:style style:name="P42" style:parent-style-name="Základnítext" style:family="paragraph"/>
    <style:style style:name="P43" style:parent-style-name="Základnítext" style:family="paragraph"/>
    <style:style style:name="P44" style:parent-style-name="Základnítext" style:family="paragraph"/>
    <style:style style:name="P45" style:parent-style-name="Základnítext" style:family="paragraph"/>
    <style:style style:name="P46" style:parent-style-name="Základnítext" style:family="paragraph"/>
    <style:style style:name="P47" style:parent-style-name="Základnítext" style:family="paragraph"/>
    <style:style style:name="P48" style:parent-style-name="Základnítext" style:family="paragraph"/>
    <style:style style:name="P49" style:parent-style-name="Základnítext" style:family="paragraph"/>
    <style:style style:name="P50" style:parent-style-name="Základnítext" style:family="paragraph"/>
    <style:style style:name="P51" style:parent-style-name="Základnítext" style:family="paragraph"/>
    <style:style style:name="P52" style:parent-style-name="Základnítext" style:family="paragraph"/>
    <style:style style:name="P53" style:parent-style-name="Základnítext" style:family="paragraph"/>
    <style:style style:name="P54" style:parent-style-name="Základnítext" style:family="paragraph"/>
    <style:style style:name="P55" style:parent-style-name="Základnítext" style:family="paragraph"/>
    <style:style style:name="P56" style:parent-style-name="Základnítext" style:family="paragraph"/>
    <style:style style:name="P57" style:parent-style-name="Základnítext" style:family="paragraph"/>
    <style:style style:name="P58" style:parent-style-name="Základnítext" style:family="paragraph"/>
    <style:style style:name="P59" style:parent-style-name="Základnítext" style:family="paragraph"/>
    <style:style style:name="P60" style:parent-style-name="Základnítext" style:family="paragraph"/>
    <style:style style:name="P61" style:parent-style-name="Základnítext" style:family="paragraph"/>
    <style:style style:name="P62" style:parent-style-name="Základnítext" style:family="paragraph"/>
    <style:style style:name="P63" style:parent-style-name="Základnítext" style:family="paragraph"/>
    <style:style style:name="P64" style:parent-style-name="Základnítext" style:family="paragraph"/>
    <style:style style:name="P65" style:parent-style-name="Základnítext" style:family="paragraph"/>
    <style:style style:name="P66" style:parent-style-name="Základnítext" style:family="paragraph"/>
    <style:style style:name="P67" style:parent-style-name="Základnítext" style:family="paragraph"/>
    <style:style style:name="P68" style:parent-style-name="Základnítext" style:family="paragraph"/>
    <style:style style:name="P69" style:parent-style-name="Základnítext" style:family="paragraph">
      <style:text-properties fo:font-weight="bold" style:font-weight-asian="bold"/>
    </style:style>
    <style:style style:name="P70" style:parent-style-name="Základnítext" style:family="paragraph"/>
    <style:style style:name="P71" style:parent-style-name="Základnítext" style:family="paragraph"/>
    <style:style style:name="P72" style:parent-style-name="Základnítext" style:family="paragraph"/>
    <style:style style:name="P73" style:parent-style-name="Základnítext" style:family="paragraph">
      <style:text-properties fo:font-weight="bold" style:font-weight-asian="bold"/>
    </style:style>
    <style:style style:name="P74" style:parent-style-name="Základnítext" style:family="paragraph"/>
    <style:style style:name="P75" style:parent-style-name="Základnítext" style:family="paragraph">
      <style:text-properties fo:font-weight="bold" style:font-weight-asian="bold"/>
    </style:style>
    <style:style style:name="P76" style:parent-style-name="Základnítext" style:family="paragraph"/>
    <style:style style:name="P77" style:parent-style-name="Základnítext" style:family="paragraph"/>
    <style:style style:name="P78" style:parent-style-name="Základnítext" style:family="paragraph"/>
    <style:style style:name="P79" style:parent-style-name="Základnítext" style:family="paragraph">
      <style:text-properties fo:font-weight="bold" style:font-weight-asian="bold"/>
    </style:style>
    <style:style style:name="P80" style:parent-style-name="Základnítext" style:family="paragraph"/>
    <style:style style:name="P81" style:parent-style-name="Základnítext" style:family="paragraph">
      <style:paragraph-properties fo:margin-left="0.25in">
        <style:tab-stops/>
      </style:paragraph-properties>
    </style:style>
    <style:style style:name="P82" style:parent-style-name="Základnítext" style:family="paragraph">
      <style:text-properties fo:font-weight="bold" style:font-weight-asian="bold"/>
    </style:style>
    <style:style style:name="P83" style:parent-style-name="Základnítext" style:family="paragraph"/>
    <style:style style:name="P84" style:parent-style-name="Základnítext" style:family="paragraph"/>
    <style:style style:name="P85" style:parent-style-name="Základnítext" style:family="paragraph"/>
    <style:style style:name="P86" style:parent-style-name="Základnítext" style:family="paragraph"/>
    <style:style style:name="P87" style:parent-style-name="Základnítext" style:family="paragraph">
      <style:text-properties fo:font-weight="bold" style:font-weight-asian="bold"/>
    </style:style>
  </office:automatic-styles>
  <office:body>
    <office:text text:use-soft-page-breaks="true">
      <text:p text:style-name="P1">Brno, 2. května 2022</text:p>
      <text:p text:style-name="Datum">Sp. zn.: 11981/2022/VOP/VVO</text:p>
      <text:p text:style-name="Datum">11982/2022/VOP/VVO</text:p>
      <text:p text:style-name="P3">Č. j.: KVOP-31031/2022</text:p>
      <text:h text:style-name="P4" text:outline-level="1">Úřední záznam – místní šetření</text:h>
      <text:p text:style-name="Základnítext">Šetření provedly dne 2. května 2022 dopoledne<text:s/>LJ, AK, MG. Na místě (BVV, pavilon B) hovořily s hlavním koordinátorem<text:s/>HSZ<text:s/>Hasičského záchranného sboru<text:s/>Jihomoravského kraje, který organizačně zodpovídá za provoz<text:s/>Krajského asistenčního<text:s/>centra pomoci Ukrajině (KACPU), dále s vedoucím cizinecké policie, s koordinátorkou dobrovolníků, dobrovolníky a s pracovnicemi<text:s/>Úřadu práce<text:s/>České republiky.</text:p>
      <text:p text:style-name="P5">Vstup do KACPU,<text:s/>organizace<text:s/>KACPU</text:p>
      <text:list text:style-name="LFO34" text:continue-numbering="true">
        <text:list-item>
          <text:p text:style-name="P6">U<text:s/>vchodu<text:s/>jsou<text:s/>dobrovolníci<text:s/>(tlumočníci<text:s/>jsou<text:s/>jim<text:s/>k dispozici), kteří<text:s/>při vstupu zjišťují, zda má příchozí žadatel zajištěno ubytování či nikoli. Pokud má, vstupuje<text:s/>po vydání pořadového čísla<text:s/>do centra a prochází celým procesem, pokud nemá, postup se liší dle toho, zda je aktuálně volná kapacita nouzového přístřeší (50 míst na výstavišti v pavilonu B, 50 míst v kasárna Židenice), pokud ano, jde dál a je ubytován, procesem projde buď rovnou,<text:s/>nebo poté, co je z národní koordinační centrály<text:s/>hlavnímu veliteli<text:s/>HSZ sděleno, že je uvolněna ubytovací kapacita ze zdrojů SUZ nebo krajů, kam mohou dotyčné přemístit.<text:s/></text:p>
        </text:list-item>
        <text:list-item>
          <text:p text:style-name="P7">Pokud je kapacita naplněna, je vstup do centra umožněn pouze pro účel registrace pobytu na území ČR u policie (povinnost do 3 dnů po příjezdu do ČR) a pro případné jednorázové získání potravinové pomoci (bageta, voda, čaj) a konzultaci s dobrovolníky.<text:s/>Na<text:s/>dotaz<text:s/>bylo<text:s/>upřesněno, že v případě rodiny s dětmi lze takto jednorázově vydat i hygienické potřeby jako dětské pleny apod., poté však musí centrum dotyční opustit, je jim sděleno,<text:s/>ať zkusí jiné centrum, pokud je informace, kde by bylo volno, odkáží je konkrétně, v případě individuálních situací je možné rovněž i převoz z kapacit hasičů (neděje se vždy, ale případ od případu někdy ano), jinak odkázání na vlak apod., je jim dohledán konkrétní spoj a poskytnuta co nejpodrobnější informace, jak mají dále postupovat. Víc ale pro ně nabídnuto není.</text:p>
        </text:list-item>
        <text:list-item>
          <text:p text:style-name="P8">Problém s nezajištěným ubytováním se týká pouze větších skupin, které se nechtějí/nemohou rozdělit. Pro ně je obtížné jakékoli ubytování zajistit, kapacity jsou v zásadě plné. Jednotlivci nebo malé rodiny zpravidla přicházejí s tím, že ubytování zajištěno mají.</text:p>
        </text:list-item>
        <text:list-item>
          <text:p text:style-name="P9">Následuje stánek nevládních organizací<text:s/>a<text:s/>Centra<text:s/>pro cizince Jihomoravského kraje, které<text:s/>poskytují tlumočení, informace o procesu v KACPU a zajištění potřeb,<text:s/>dotazují na to,<text:s/>kde<text:s/>mají uprchlíci zajištěno ubytování, případně pomáhají s vyplněním<text:s/>adresy. Pokud se jedná o početnější skupiny (zejména Romů), koordinují další postup s vedení KACPU.<text:s/></text:p>
        </text:list-item>
        <text:list-item>
          <text:p text:style-name="P10">poté se uprchlíci přemístí k policistům,<text:s/>kteří<text:s/>jim vydají pořadové číslo:<text:s/></text:p>
        </text:list-item>
      </text:list>
      <text:soft-page-break/>
      <text:list text:style-name="LFO43" text:continue-numbering="true">
        <text:list-item>
          <text:p text:style-name="P11">pouze<text:s/>pro účely registrace u policie<text:s/>(v případě, že uprchlíci<text:s/>nemají dopředu zajištěno ubytování), nebo<text:s/></text:p>
        </text:list-item>
        <text:list-item>
          <text:p text:style-name="P12">proto, aby absolvovali<text:s/>celé kolečko registračního procesu<text:s/><text:span text:style-name="T13">→</text:span><text:s/>1)<text:s/>registrace u policie,<text:s/>2)<text:s/>udělení víza/dočasné ochrany u<text:s/>OAMP,<text:s/>3) možnost zřídit si bankovní účet,<text:s/>4) vyřízení zdravotního pojištění, 5) stánek<text:s/>úřad práce,<text:s/>6) ubytování<text:s/>– ověření, zda nedošlo ke změně adresy v průběhu registračního procesu,<text:s/>zajištění dopravy na ubytování,<text:s/>7) vyzvednutí balíčku hygienických potřeb<text:span text:style-name="Značkapozn.podčarou"><text:note text:note-class="footnote" text:id="_ftn0"><text:note-citation>1</text:note-citation><text:note-body><text:p text:style-name="Textpozn.podčarou"><text:s/><text:tab/><text:span text:style-name="T14">Mají tři typy balíčků – pro děti, ženy a muže.<text:s/></text:span><text:span text:style-name="T15">Hygienické potřeby obstarávají NGO</text:span><text:span text:style-name="T16"><text:s/>– pomalu docházejí zásoby, již opadla vlna solidární pomoci od veřejnosti.</text:span></text:p></text:note-body></text:note></text:span>.</text:p>
        </text:list-item>
        <text:list-item>
          <text:p text:style-name="P17">Podmínkou registrace je adresa ubytování – z komunikace vyplynulo, že je to kvůli tomu, aby bylo kde zasílat rozhodnutí.<text:s/></text:p>
        </text:list-item>
        <text:list-item>
          <text:p text:style-name="P18">Ověřování maďarského státního občanství – policisté<text:s/>nám<text:s/>sdělili, že odesílají na žádost maďarské strany seznamy osob k prověření ve 21:00, výsledky se dozvídají zpravidla následující den ráno, max. do dvou dnů.</text:p>
        </text:list-item>
        <text:list-item>
          <text:p text:style-name="P19">Na dotaz, zda policisté vyžadují razítko s datem překročení státní hranice nebo jiné osvědčení přítomný policista odpověděl, že většina příchozích uprchlíků má razítko (případně nějaké písemné potvrzení o překročení hranice), pokud ne, tak to není patrně problém, vedoucí policie přímo sdělil, že jim věří, že hranici překročili a dál to neověřují.<text:s/></text:p>
        </text:list-item>
      </text:list>
      <text:list text:style-name="LFO34" text:continue-numbering="true">
        <text:list-item>
          <text:p text:style-name="P20">Nejevilo<text:s/>se, že by byl odmítán vstup do KACPU<text:s/>lidem romského původu<text:s/>(v době našeho šetření zde bylo přítomno několik takovýchto<text:s/>osob,<text:s/>např.<text:s/>právě<text:s/>příchozí mamince s dítětem bylo umožněno vstoupit a vyzvednout si pořadové číslo).</text:p>
        </text:list-item>
        <text:list-item>
          <text:p text:style-name="P21">Uprchlíci, kteří čekají na odbavení, mají možnost posadit se ke stolům uvnitř KACPU nebo venku pod stany, kde je zřízen i kuřácký koutek.<text:s/>Mohou také využít<text:s/>toalety a přebalovací pult. Naopak nemají k dispozici připojení k WIFI.<text:s/>Dětský koutek byl v této části zrušen (protože<text:s/>byl zničen).</text:p>
        </text:list-item>
        <text:list-item>
          <text:p text:style-name="P22">U<text:s/>vstupu do KACPU jsou k dispozici různé informační letáky a brožurky.<text:s/>Kontrolu<text:s/>obsahu<text:s/>a distribuci<text:s/>zajišťují<text:s/>zástupci nevládních organizací.</text:p>
        </text:list-item>
        <text:list-item>
          <text:p text:style-name="P23">KACPU provádí úřední úkony každý všední den od<text:s/>7:00 do 17:00 hod, o víkendech od<text:s/>7:00 do 15:00<text:s/>hod, jinak je otevřeno nepřetržitě</text:p>
        </text:list-item>
      </text:list>
      <text:p text:style-name="P24">Počet příchozích uprchlíků</text:p>
      <text:list text:style-name="LFO34" text:continue-numbering="true">
        <text:list-item>
          <text:p text:style-name="P25">dříve 500-600 osob denně, v současnosti okolo 250-350 osob (o víkendech přibližně 60-80)</text:p>
        </text:list-item>
      </text:list>
      <text:p text:style-name="P26">Koordinace fungování KACPU</text:p>
      <text:list text:style-name="LFO34" text:continue-numbering="true">
        <text:list-item>
          <text:p text:style-name="P27">Fungování a organizaci KACPU zastřešuje Hasičský záchranný sbor Jihomoravského kraje, resp. na místě za provoz odpovídá hlavní koordinátor hasičů<text:s/>(HZS). Ten<text:s/><text:soft-page-break/>zejména spolupracuje s pověřeným zástupcem<text:s/>cizinecké<text:s/>policie a koordinátorem dobrovolníků.</text:p>
        </text:list-item>
        <text:list-item>
          <text:p text:style-name="P28">Každý týden probíhají pravidelná setkání krizového štábu, kde se řeší případné problémy a nedostatky. Současně<text:s/>zde sdílejí informace a poznatky o<text:s/>fungování jiných KACPŮ. Rozhodování o nastavení procesů se tak činěno na úrovni KACPU, není nijak centrálně koordinováno.<text:s/></text:p>
        </text:list-item>
        <text:list-item>
          <text:p text:style-name="P29">O<text:s/>kapacitách ubytování přímo v KACPU rozhoduje Jihomoravský kraj (z rozhodnutí kraje došlo ke snížení počtu míst, dle<text:s/>hlavního koordinátora<text:s/>HZS to bylo ale adekvátní, protože při větším počtu osob nebylo možné zajistit řádné podmínky).<text:s/></text:p>
        </text:list-item>
      </text:list>
      <text:p text:style-name="P30">Tlumočení</text:p>
      <text:list text:style-name="LFO31" text:continue-numbering="true">
        <text:list-item>
          <text:p text:style-name="P31">Tlumočníky shánějí nevládní organizace (poskytováno jako neplacená služba)<text:s/>– tlumočníci fungují pouze na dobrovolné bázi, nejsou nikým placeni. Zatím jsou schopni pokrýt potřeby tlumočení, ale je to čím dále větší problém a i tlumočníkům docházejí síly.<text:s/></text:p>
        </text:list-item>
        <text:list-item>
          <text:p text:style-name="P32">Každý den je v KACPU 15-20 tlumočníků, kteří překládají do<text:s/>převážně<text:s/>ukrajinského, v menší míře do<text:s/>ruského jazyka, v případě potřeby oslovují přes telefon i tlumočníka do maďarštiny.<text:s/></text:p>
        </text:list-item>
      </text:list>
      <text:p text:style-name="P33">Služby poskytované<text:s/>v<text:s/>KACPU</text:p>
      <text:p text:style-name="Základnítext">Občerstvení</text:p>
      <text:list text:style-name="LFO32" text:continue-numbering="true">
        <text:list-item>
          <text:p text:style-name="P34">Všichni příchozí mají nárok na vodu a<text:s/>drobné občerstvení<text:s/>(bagety), a to na základě stravenky, kterou dostanou v informačním stánku. V případě, že není osobám umožněn vstup na KACPU (nemají ubytování a ubytovací kapacity v KACPU jsou plné), je možný jednorázový přístup k občerstvení.<text:s/></text:p>
        </text:list-item>
        <text:list-item>
          <text:p text:style-name="P35">Lidé, kteří jsou v KACPU<text:s/>provizorně<text:s/>ubytováni,<text:s/>denně<text:s/>dostávají<text:s/>3<text:s/>stravenky<text:s/>na jídlo (zejména bagety nebo instantní polévky).<text:s/>Z hygienických důvodů bylo omezeno podávání teplé stravy.<text:s/></text:p>
        </text:list-item>
        <text:list-item>
          <text:p text:style-name="P36">Je zde k dispozici i výživa<text:s/>a Nutrilon<text:s/>pro<text:s/>malé děti,<text:s/>k dispozici je v případě potřeby<text:s/>mikrovlnka<text:s/>a varná konvice<text:s/>– použití mikrovlnek je ale omezeno, protože byly případy střevních potíží po ohřívání baget.<text:s/></text:p>
        </text:list-item>
        <text:list-item>
          <text:p text:style-name="P37">Jídlo platí krajský úřad, výdej zajišťují dobrovolníci.<text:s/></text:p>
        </text:list-item>
      </text:list>
      <text:p text:style-name="Základnítext">Dětský koutek</text:p>
      <text:list text:style-name="LFO40" text:continue-numbering="true">
        <text:list-item>
          <text:p text:style-name="P38">Umístěn v části KACPU u nouzového ubytování. Dětský koutek je málo vybaven, případně je vybavení nefunkční (např. televize).<text:s/><text:s/>Předtím měli 3 dětské<text:s/>koutky i animátory pro děti. Důvodem pro zrušení dětských koutků bylo ničení<text:s/>věcí, nepořádek či špatné hygienické návyky,<text:s/>které vyústily ve výskyt onemocnění a jiných zdravotních problémů.</text:p>
        </text:list-item>
      </text:list>
      <text:p text:style-name="Základnítext">Domácí mazlíčci</text:p>
      <text:soft-page-break/>
      <text:list text:style-name="LFO33" text:continue-numbering="true">
        <text:list-item>
          <text:p text:style-name="P39">problém s umístěním - v současné době jsou naplněny veškeré kapacity</text:p>
        </text:list-item>
        <text:list-item>
          <text:p text:style-name="P40">příchozím uprchlíkům je umožněno absolvovat celý<text:s/>registrační proces<text:s/>v doprovodu domácího mazlíčka (není pro ně vyčleněn samostatný prostor venku jako v některých KACPECH)</text:p>
        </text:list-item>
        <text:list-item>
          <text:p text:style-name="P41">uprchlíci s domácími mazlíčky mají i oddělené prostory k přespání (kvůli<text:s/>možnému<text:s/>rušení nebo obtěžování jiných osob)</text:p>
        </text:list-item>
        <text:list-item>
          <text:p text:style-name="P42">v KACPU je dispozici krmení pro domácí mazlíčky, dříve zde byl přítomen<text:s/><text:s/>i zástupce státní veterinární správy, který radil ohledně vakcinace a případné karantény</text:p>
        </text:list-item>
      </text:list>
      <text:p text:style-name="Základnítext">Ubytování</text:p>
      <text:list text:style-name="LFO36" text:continue-numbering="true">
        <text:list-item>
          <text:p text:style-name="P43">V současné době jsou vyčerpány veškeré<text:s/>ubytovací kapacity v kraji. Požádali proto o pomoc jiná města. Příchozí uprchlíky na tuto informaci upozorňují s tím, že jim<text:s/>nabídnou<text:s/>možnost jet na jiný KACPU (v případě většího počtu zajistí i odvoz),<text:s/>případně doporučují vyhledat dočasnou ochranu i v jiné zemi<text:s/>nebo<text:s/>je poučí,<text:s/>že mohou zkusit počkat, až se uvolní provizorní nouzové útočiště.</text:p>
        </text:list-item>
        <text:list-item>
          <text:p text:style-name="P44">Hlavní koordinátor<text:s/>HZS<text:s/>disponuje pravomocí přednostně<text:s/>ubytovat osoby<text:s/>se zdravotními problémy<text:s/><text:s/>- může udělit výjimku např. osobě se zdravotním postižením či s duševním onemocněním.<text:s/></text:p>
        </text:list-item>
        <text:list-item>
          <text:p text:style-name="P45">Na začátku<text:s/>šetření<text:s/>byla plně obsazena kapacita pro nouzové ubytování v KACPU,<text:s/>následně<text:s/>hlavní koordinátor<text:s/>HZS<text:s/>dostal<text:s/>informaci o tom, že 29 lidí je možné přemístit do zařízení<text:s/>Bělá Jezová<text:s/>– přemístění proběhne ještě týž den, po tom, co lidé absolvují registrační kolečko (s ohledem na to, že v pátek z důvodu<text:s/>ukončení úředních hodin<text:s/>nebylo možné vyřídit veškeré náležitosti, museli počkat).<text:s/></text:p>
        </text:list-item>
        <text:list-item>
          <text:p text:style-name="P46">Dotazovali jsme se hl. koordinátora<text:s/>HZS, zda uprchlíci předem odmítají ubytování v Bělé Jezové, případně ve Vyšších Lhotách. Odpověděl nám, že ne.<text:s/>Situace je jim předem vysvětlena a s přemístěním uprchlíci souhlasí.<text:s/>K<text:s/>případnému odmítnutí ubytování<text:s/>dochází až po příjezdu na místo, ale nemají informace, jak přesně to na místě probíhá.<text:s/>Pokud se tak stane, odvezou je zpět do Brna na hlavní nádraží, případně na jiné nádraží, pokud uprchlíci projeví svůj zájem odjet do jiného státu či jiného města.<text:s/>Dle jejich informací se stává, že ve skutečnosti o ubytování zájem nemají a jde jim primárně o absolvování veškerých registračních formalit, které jsou ubytováním podmíněny.<text:s/></text:p>
        </text:list-item>
        <text:list-item>
          <text:p text:style-name="P47">Pokud po nich některý uprchlík požaduje vyhledání nového ubytování, dotazují se, z jakého důvodu opustili to dosavadní. Platí pravidlo, že<text:s/>pokud cizinci<text:s/>nemají<text:s/>zájem o nabídnuté ubytování, nebo je ubytování ze zavinění cizince ukončeno, jiné ubytování pro cizince nehledají. Pokud jim např. ubytovatel odmítne ubytování prodloužit, zpravidla hledají nové.<text:s/></text:p>
        </text:list-item>
        <text:list-item>
          <text:p text:style-name="P48">Problémem je ubytování velké skupiny osob (je málo takovýchto<text:s/>ubytovacích zařízení a nechtějí je rozdělovat).<text:s/></text:p>
        </text:list-item>
        <text:list-item>
          <text:p text:style-name="P49">Ubytování<text:s/>v KACPU:</text:p>
        </text:list-item>
      </text:list>
      <text:soft-page-break/>
      <text:list text:style-name="LFO41" text:continue-numbering="true">
        <text:list-item>
          <text:p text:style-name="P50">50 lůžek pro nouzové ubytování uprchlíků (určeno k provizornímu přespávání do 30 dnů, tzv. nouzové přístřeší), nejdéle tady uprchlíci doposud strávili 6-7 dní, většinou v KACPU zůstávají v řádu pár dnů.<text:s/></text:p>
        </text:list-item>
        <text:list-item>
          <text:p text:style-name="P51">Ubytování je zajištěno v paravány oddělené části prostor KACPU. Ubytovací část ale pak již není dále členěna a rozdělena tak, aby bylo zajištěno soukromí. Samotné uspořádání prostoru, tj. jak si uspořádají matrace a jak přesně budou spát, ponechávají na cizincích.<text:s/></text:p>
        </text:list-item>
        <text:list-item>
          <text:p text:style-name="P52">uprchlíci v současné době přespávají na matracích<text:s/>bez povlečení<text:s/>(dříve byly v KACPU<text:s/>přenosná<text:s/>lehátka – ta jsou momentálně zničena nebo ušpiněna, proto se nepoužívají<text:s/>a<text:s/>postupně<text:s/>zajišťují jejich<text:s/>opravu a<text:s/>čistění).</text:p>
        </text:list-item>
        <text:list-item>
          <text:p text:style-name="P53">každý příchozí obdrží 2 deky a spacák (deky se zpravidla již nepoužijí, spacáky se čistí v čistírně).<text:s/></text:p>
        </text:list-item>
        <text:list-item>
          <text:p text:style-name="P54">k dispozici<text:s/>jsou<text:s/>postýlky pro děti,<text:s/>lůžka<text:s/>pro lidi s postižením.</text:p>
        </text:list-item>
        <text:list-item>
          <text:p text:style-name="P55">hygiena – k dispozici je WC a sprchy. Toalety (samostatně mužské a ženské) jsou v ubytovací části KACPU, sprchy jsou na druhé straně budovy – tj. jsou přístupné pouze po přechodu vnějškem. Dříve byly k dispozici<text:s/>v<text:s/>ubytovací části i mobilní buňky s toaletami a sprchami,<text:s/><text:s/>ty ale byly odstraněny.<text:s/></text:p>
        </text:list-item>
        <text:list-item>
          <text:p text:style-name="P56">ubytovaní uprchlíci mají<text:s/>kdykoli<text:s/>možnost opustit KACPU a jet do města (jsou označeni barevným náramkem). Vchod/východ je hlídán policistou, ale<text:s/>pouze<text:s/>pro účely zajištění bezpečnosti. Možnost opustit KACPU není nijak vázána<text:s/>na<text:s/>oficiální otevírací hodiny centra. Snaží se pouze, aby ubytovaní dodržovali noční klid od 22:00.<text:s/></text:p>
        </text:list-item>
        <text:list-item>
          <text:p text:style-name="P57">kromě nouzového přístřeší je v KACPU 50 míst pro tranzitující osoby.</text:p>
        </text:list-item>
      </text:list>
      <text:list text:style-name="LFO36" text:continue-numbering="true">
        <text:list-item>
          <text:p text:style-name="P58">ubytování v kasárnách<text:s/>v Židenicích</text:p>
        </text:list-item>
      </text:list>
      <text:list text:style-name="LFO42" text:continue-numbering="true">
        <text:list-item>
          <text:p text:style-name="P59">50 míst k přespání,<text:s/>vyčleněná místa pro ty, co přicestují v noci nebo plánují přesun do jiného státu</text:p>
        </text:list-item>
      </text:list>
      <text:p text:style-name="Základnítext">Psycholog<text:s/></text:p>
      <text:list text:style-name="LFO37" text:continue-numbering="true">
        <text:list-item>
          <text:p text:style-name="P60">V KACPU je<text:s/>zpravidla<text:s/>přítomen psycholog od hasičů nebo policie, který pomáhá nejen příchozím uprchlíkům ale i osobám, které pomáhají s celým registračním procesem uprchlíků. Pokud není přítomen na místě, je dostupný na telefonu a může být přivolán.<text:s/></text:p>
        </text:list-item>
        <text:list-item>
          <text:p text:style-name="P61">Obsazení této pozice a rozpis služeb má na starost psycholožka Hasičského záchranného sboru Jihomoravského kraje.</text:p>
        </text:list-item>
      </text:list>
      <text:p text:style-name="Základnítext">Zdravotník</text:p>
      <text:list text:style-name="LFO45" text:continue-numbering="true">
        <text:list-item>
          <text:p text:style-name="P62">V KACPU je 24hod denně přítomen i zdravotník, jehož<text:s/>služby zajišťuje Červený kříž.<text:s/></text:p>
        </text:list-item>
      </text:list>
      <text:p text:style-name="Základnítext">Oblečení</text:p>
      <text:soft-page-break/>
      <text:list text:style-name="LFO45" text:continue-numbering="true">
        <text:list-item>
          <text:p text:style-name="P63">Uprchlíci si dříve mohli vybírat z velkého množství oblečení, které sesbíraly NGO. Hygiena to ale zakázala, protože přehrabováním se v oblečení docházelo k šíření infekčních onemocnění.<text:s/><text:s/></text:p>
        </text:list-item>
        <text:list-item>
          <text:p text:style-name="P64">V KACPU je nyní k dispozici pouze pár věcí pro případ akutní potřeby (není to volně k dispozici cizincům, ale v případě potřeby je tam třeba nějaké nejnutnější oblečení pro děti). Cizinci jsou odkazování na VESNU, kam si mohou zajet vybrat potřebné oblečení.<text:s/></text:p>
        </text:list-item>
      </text:list>
      <text:p text:style-name="Základnítext">Dobrovolníci</text:p>
      <text:list text:style-name="LFO45" text:continue-numbering="true">
        <text:list-item>
          <text:p text:style-name="P65">pod záštitou Dobrovolnického centra 67, které sdružuje dobrovolníky mj. i z řad některých dalších nevládních organizací (zastoupené NGO - IQ Roma, ADRA, Maltézská pomoc).<text:s/></text:p>
        </text:list-item>
        <text:list-item>
          <text:p text:style-name="P66">Dříve měla stánek i Charita, nyní jej už ale neprovozuje a činnost v KACPU ukončila.</text:p>
        </text:list-item>
        <text:list-item>
          <text:p text:style-name="P67">dobrovolníci pomáhají s výdejem jídla/hygienických potřeb, tlumočením, poskytováním základních informací o registračním procesu, apod. – neposkytují další specifické (odborné) služby</text:p>
        </text:list-item>
        <text:list-item>
          <text:p text:style-name="P68">Dobrovolníci specializovaní na problematiku nezletilých cizinců bez doprovodu na KACPU nepůsobí</text:p>
        </text:list-item>
      </text:list>
      <text:p text:style-name="P69">Prevence vykořisťování a obchodování s lidmi</text:p>
      <text:list text:style-name="LFO36" text:continue-numbering="true">
        <text:list-item>
          <text:p text:style-name="P70">V KACPU se pohybují kriminalisté<text:s/>v civilním oblečení, kteří kontrolují, zda se v areálu nenachází nějaké osoby, které by nabízely pomoc s celým registračním procesem za úplatu, nebo které by<text:s/>pomáhaly s hledáním zaměstnání za úplatu.</text:p>
        </text:list-item>
        <text:list-item>
          <text:p text:style-name="P71">Policie ze začátku uprchlické krize narazila na pár takových jedinců, které následně lustrovala a řešila s nimi tuto situaci, v současnosti se takovéto osoby v KACPU neobjevují.</text:p>
        </text:list-item>
        <text:list-item>
          <text:p text:style-name="P72">Pro účely předcházení/zamezení vykořisťování<text:s/>uprchlíků vyvěsili v KACPU<text:s/>na několika místech<text:s/>informaci, že veškeré služby jsou poskytovány zdarma + je tato informace zmíněna<text:s/>v informačních letácích a<text:s/>brožurkách.</text:p>
        </text:list-item>
      </text:list>
      <text:p text:style-name="P73">Zranitelné osoby</text:p>
      <text:list text:style-name="LFO46" text:continue-numbering="true">
        <text:list-item>
          <text:p text:style-name="P74">Neprobíhá zde<text:s/>zvláštní<text:s/>screening těchto osob, spoléhají na to, že se sami ohlásí nebo to na nich poznají. Ve většině případů mají předem informaci, že přijíždí zranitelná osoba (např. osoba se zdravotním postižením, onkologický pacient apod.) a mohou tomu přizpůsobit další postup. V případě zřejmé zranitelnosti jsou schopni věc řešit a nabídnout<text:s/>jim<text:s/>asistenci, zejména jsou přednostně odbaveni. Jsou schopni zajistit ubytování i v případě naplněné kapacity centra (na<text:s/>základě<text:s/>výjimky<text:s/>hlavního koordinátora HZS), v ubytovací části je vyčleněna část pro osoby<text:s/>se zdravotním postižením (větší prostor). Zjišťování zranitelnosti ale neprobíhá v žádné fázi registračního procesu.<text:s/></text:p>
        </text:list-item>
      </text:list>
      <text:p text:style-name="P75">NBD (nezletilí bez doprovodu)</text:p>
      <text:soft-page-break/>
      <text:list text:style-name="LFO42" text:continue-numbering="true">
        <text:list-item>
          <text:p text:style-name="P76">za NBD považují příchozí děti, které nemají zákonného zástupce,<text:s/>resp. děti, které přicestují s jinou osobou, než se zákonným zástupcem (s jiným příbuzným, se skupinou osob apod.).</text:p>
        </text:list-item>
        <text:list-item>
          <text:p text:style-name="P77">pokud se objeví NBD<text:s/>policisté<text:s/>volají<text:s/>OSPOD, ten se podle situace ne/dostaví do KACPU, a vydá rozhodnutí o ustanovení opatrovníka.</text:p>
        </text:list-item>
        <text:list-item>
          <text:p text:style-name="P78">policie nemá žádné seznamy<text:s/>NBD/jejich počet.</text:p>
        </text:list-item>
      </text:list>
      <text:p text:style-name="P79">Stánek úřadu práce</text:p>
      <text:list text:style-name="LFO44" text:continue-numbering="true">
        <text:list-item>
          <text:p text:style-name="P80">Objevují se<text:s/>problémy s aplikací určenou k podávání žádostí o mimořádnou okamžitou pomoc (nefunguje, jak by měla – problém s ověřováním identity), většina uprchlíků proto musí osobně navštívit úřad práce.</text:p>
        </text:list-item>
      </text:list>
      <text:p text:style-name="P81"/>
      <text:p text:style-name="P82">Shrnutí</text:p>
      <text:list text:style-name="LFO48" text:continue-numbering="true">
        <text:list-item>
          <text:p text:style-name="P83">Podání žádosti o<text:s/>dočasnou ochranu<text:s/>je podmíněno zajištěným ubytováním.<text:s/>Jinak je umožněna pouze registrace u policie.<text:s/></text:p>
        </text:list-item>
        <text:list-item>
          <text:p text:style-name="P84">Vstup do<text:s/>KACPU je podmíněn zajištěným ubytováním nebo volnými ubytovacími kapacitami KACPU. Romům je<text:s/>– stejně jako ostatním žadatelům –<text:s/>vstup umožněn za splnění těchto podmínek. V případě, že není umožněn vstup, je možné získat základní pomoc (voda,<text:s/>občerstvení<text:s/>případně hygienické potřeby jako plíny apod.).</text:p>
        </text:list-item>
        <text:list-item>
          <text:p text:style-name="P85">Ubytovací kapacity nejsou dostatečné – v době šetření byly ubytovací kapacity naplněny, v průběhu dne se uvolnilo 29 míst (přesun části cizinců do Bělé Jezové).<text:s/>Část příchozích žadatelů bez ubytování je z důvodu naplnění kapacit nouzového přístřeší odmítána a nemohou získat dočasnou ochranu.</text:p>
        </text:list-item>
        <text:list-item>
          <text:p text:style-name="P86">Není zajištěn žádný<text:s/>systémový<text:s/>screening zranitelnosti (to se týká všech osob, včetně těch, kterým případně není umožněn vstup).<text:s/></text:p>
        </text:list-item>
      </text:list>
      <text:p text:style-name="P87"/>
      <text:p text:style-name="Základnítext">Zapsaly:<text:s/>Mgr. Michaela<text:s/>Glozygová,<text:s/>Mgr. et Mgr.<text:s/>Linda Janků,<text:s/>Ph.D.,<text:s/>Mgr. Bc.<text:s/>Alžbeta Králová, Ph.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972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5pt" style:font-size-asian="11.5pt" style:font-size-complex="11.5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Základnítext" style:default-outline-level="1">
      <style:paragraph-properties fo:keep-with-next="always" fo:margin-top="0.1388in" fo:margin-bottom="0.1388in" fo:line-height="105%"/>
      <style:text-properties fo:font-weight="bold" style:font-weight-asian="bold" fo:color="#008576" fo:font-size="12pt" style:font-size-asian="12pt" style:font-size-complex="13pt" fo:hyphenate="false"/>
    </style:style>
    <style:style style:name="Nadpis2" style:display-name="Nadpis 2" style:family="paragraph" style:parent-style-name="Nadpis3" style:next-style-name="Základnítext" style:default-outline-level="2">
      <style:text-properties fo:font-size="12pt" style:font-size-asian="12pt" fo:hyphenate="false"/>
    </style:style>
    <style:style style:name="Nadpis3" style:display-name="Nadpis 3" style:family="paragraph" style:parent-style-name="Normální" style:next-style-name="Normální" style:default-outline-level="3">
      <style:paragraph-properties fo:keep-with-next="always" fo:margin-top="0.1388in" fo:margin-bottom="0.1388in" fo:line-height="105%"/>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Základnítext" style:display-name="Základní text" style:family="paragraph" style:parent-style-name="Normální">
      <style:paragraph-properties fo:text-align="justify" fo:margin-top="0.1388in" fo:margin-bottom="0.1388in" fo:line-height="105%"/>
      <style:text-properties fo:hyphenate="false"/>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Značkapozn.podčarou" style:display-name="Značka pozn. pod čarou" style:family="text">
      <style:text-properties style:font-name="Calibri" fo:font-weight="bold" style:font-weight-asian="bold" fo:font-style="normal" style:font-style-asian="normal" style:text-line-through-type="none" fo:color="#008576" style:text-position="super 65.2%" fo:font-size="11.5pt" style:font-size-asian="11.5pt"/>
    </style:style>
    <style:style style:name="Hypertextovýodkaz" style:display-name="Hypertextový odkaz" style:family="text">
      <style:text-properties fo:color="#008576" style:text-underline-type="single" style:text-underline-style="solid" style:text-underline-width="auto" style:text-underline-mode="continuous"/>
    </style:style>
    <style:style style:name="kubikova" style:display-name="kubikova" style:family="text">
      <style:text-properties style:font-name="Trebuchet MS" fo:font-weight="normal" style:font-weight-asian="normal" style:font-weight-complex="normal" fo:font-style="normal" style:font-style-asian="normal" style:font-style-complex="normal" style:text-line-through-type="none" fo:color="#808000" fo:font-size="11pt" style:font-size-asian="11pt" style:font-size-complex="11pt" style:text-underline-type="none"/>
    </style:style>
    <style:style style:name="Silné" style:display-name="Silné" style:family="text">
      <style:text-properties fo:font-weight="bold" style:font-weight-asian="bold" style:font-weight-complex="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Nadpis5Char" style:display-name="Nadpis 5 Char" style:family="text">
      <style:text-properties style:font-name="Calibri" fo:font-weight="bold" style:font-weight-asian="bold" style:font-weight-complex="bold" fo:font-style="italic" style:font-style-asian="italic" style:font-style-complex="italic" fo:font-size="13pt" style:font-size-asian="13pt" style:font-size-complex="13pt"/>
    </style:style>
    <style:style style:name="Zdůraznění" style:display-name="Zdůraznění" style:family="text">
      <style:text-properties fo:font-style="italic" style:font-style-asian="italic" style:font-style-complex="italic"/>
    </style:style>
    <style:style style:name="ZákladnítextChar" style:display-name="Základní text Char" style:family="text" style:parent-style-name="Standardnípísmoodstavce"/>
    <style:style style:name="Textpozn.podčarouChar" style:display-name="Text pozn. pod čarou Char" style:family="text">
      <style:text-properties fo:font-size="9pt" style:font-size-asian="9pt" style:font-size-complex="9pt"/>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Nadpis1Char" style:display-name="Nadpis 1 Char" style:family="text">
      <style:text-properties fo:font-weight="bold" style:font-weight-asian="bold" fo:color="#008576" fo:font-size="12pt" style:font-size-asian="12pt" style:font-size-complex="13pt"/>
    </style:style>
    <style:style style:name="Seznam" style:display-name="Seznam" style:family="paragraph" style:parent-style-name="Základnítext" style:list-style-name="LFO30">
      <style:paragraph-properties fo:margin-top="0.0833in" fo:margin-bottom="0.0833in"/>
      <style:text-properties style:font-name-asian="Calibri" style:font-size-complex="11pt" style:language-asian="en" style:country-asian="US" fo:hyphenate="false"/>
    </style:style>
    <style:style style:name="ZáhlavíChar" style:display-name="Záhlaví Char" style:family="text">
      <style:text-properties fo:font-size="12pt" style:font-size-asian="12pt" style:font-size-complex="12pt"/>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2pt" style:font-size-asian="12pt" style:font-size-complex="12pt"/>
    </style:style>
    <style:style style:name="Číslovanýseznam" style:display-name="Číslovaný seznam" style:family="paragraph" style:parent-style-name="Normální" style:list-style-name="LFO18">
      <style:paragraph-properties fo:text-align="justify" fo:margin-top="0.0833in" fo:margin-bottom="0.0833in" fo:line-height="105%" fo:margin-left="0.3937in" fo:text-indent="-0.3937in">
        <style:tab-stops>
          <style:tab-stop style:type="left" style:position="0in"/>
        </style:tab-stops>
      </style:paragraph-properties>
      <style:text-properties fo:hyphenate="false"/>
    </style:style>
    <style:style style:name="kontakt" style:display-name="kontakt" style:family="paragraph" style:parent-style-name="Normální">
      <style:text-properties style:font-name-complex="Tahoma" fo:font-size="9pt" style:font-size-asian="9pt" style:font-size-complex="9pt" fo:hyphenate="false"/>
    </style:style>
    <style:style style:name="zákontext" style:display-name="zákon (text)"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nadpis)" style:family="paragraph" style:parent-style-name="Normální" style:next-style-name="zákontext">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style>
    <style:style style:name="Příloha" style:display-name="Příloha" style:family="paragraph" style:parent-style-name="Normální">
      <style:text-properties fo:font-weight="bold" style:font-weight-asian="bold" fo:color="#008576" fo:hyphenate="false"/>
    </style:style>
    <style:style style:name="Nadpis2Char" style:display-name="Nadpis 2 Char" style:family="text">
      <style:text-properties fo:font-weight="bold" style:font-weight-asian="bold" fo:font-size="12pt" style:font-size-asian="12pt"/>
    </style:style>
    <style:style style:name="Datum" style:display-name="Datum" style:family="paragraph" style:parent-style-name="Normální" style:next-style-name="Normální">
      <style:paragraph-properties fo:margin-left="3.9375in">
        <style:tab-stops/>
      </style:paragraph-properties>
      <style:text-properties fo:hyphenate="false"/>
    </style:style>
    <style:style style:name="DatumChar" style:display-name="Datum Char" style:family="text" style:parent-style-name="Standardnípísmoodstavce">
      <style:text-properties style:font-name="Calibri" fo:font-size="11pt" style:font-size-asian="11pt" style:font-size-complex="12pt"/>
    </style:style>
    <style:style style:name="pokyny" style:display-name="pokyny" style:family="text" style:parent-style-name="Standardnípísmoodstavce">
      <style:text-properties fo:color="#FF0000"/>
    </style:style>
    <style:style style:name="Tučnákurzíva" style:display-name="Tučná kurzíva" style:family="text" style:parent-style-name="Standardnípísmoodstavce">
      <style:text-properties fo:font-weight="bold" style:font-weight-asian="bold" fo:font-style="italic" style:font-style-asian="italic"/>
    </style:style>
    <style:style style:name="Nadpis3Char" style:display-name="Nadpis 3 Char" style:family="text" style:parent-style-name="Standardnípísmoodstavce">
      <style:text-properties fo:font-weight="bold" style:font-weight-asian="bold"/>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Arial" fo:font-weight="normal" style:font-weight-asian="normal" fo:font-style="normal" style:font-style-asian="normal" fo:font-size="12pt" style:font-size-asian="12pt"/>
    </style:style>
    <style:style style:name="WW_CharLFO6LVL1" style:family="text">
      <style:text-properties fo:font-weight="bold" style:font-weight-asian="bold"/>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Arial" fo:font-weight="normal" style:font-weight-asian="normal" fo:font-style="normal" style:font-style-asian="normal" fo:font-size="12pt" style:font-size-asian="12pt"/>
    </style:style>
    <style:style style:name="WW_CharLFO13LVL1" style:family="text">
      <style:text-properties fo:font-size="12pt" style:font-size-asian="12pt"/>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emphasize="none"/>
    </style:style>
    <text:list-style style:name="LFO18">
      <text:list-level-style-number text:level="1" text:style-name="WW_CharLFO1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LFO30">
      <text:list-level-style-bullet text:level="1" text:style-name="WW_CharLFO30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Courier New" style:font-name-complex="Courier New"/>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Courier New" style:font-name-complex="Courier New"/>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Courier New" style:font-name-complex="Courier New"/>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Courier New" style:font-name-complex="Courier New"/>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Courier New" style:font-name-complex="Courier New"/>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bullet text:level="1" text:style-name="WW_CharLFO16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2">
      <text:list-level-style-bullet text:level="1" text:style-name="WW_CharLFO4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4923in"/>
      </style:footer-style>
    </style:page-layout>
    <style:style style:name="P2" style:parent-style-name="kontakt" style:family="paragraph">
      <style:paragraph-properties fo:text-align="end">
        <style:tab-stops>
          <style:tab-stop style:type="left" style:position="5.5125in"/>
        </style:tab-stops>
      </style:paragraph-properties>
    </style:style>
  </office:automatic-styles>
  <office:master-styles>
    <style:master-page style:name="MP0" style:page-layout-name="PL0">
      <style:footer>
        <text:p text:style-name="P2"><text:page-number text:fixed="false">7</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meta:initial-creator>Glozygová Michaela, Mgr.</meta:initial-creator>
    <dc:creator>Bádrová Pavlína, Mgr.</dc:creator>
    <meta:creation-date>2024-08-20T09:07:00Z</meta:creation-date>
    <dc:date>2024-08-20T09:07:00Z</dc:date>
    <meta:print-date>2016-05-16T06:53:00Z</meta:print-date>
    <meta:template xlink:href="úřední_záznam" xlink:type="simple"/>
    <meta:editing-cycles>2</meta:editing-cycles>
    <meta:editing-duration>PT0S</meta:editing-duration>
    <meta:user-defined meta:name="ContentTypeId">0x010100D3A71DC738674B4893D02C4CA0E22FAC</meta:user-defined>
    <meta:document-statistic meta:page-count="7" meta:paragraph-count="31" meta:word-count="2291" meta:character-count="15778" meta:row-count="112" meta:non-whitespace-character-count="13518"/>
  </office:meta>
</office:document-meta>
</file>